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y.accept( OperationVisitor vis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py.Copy( Path srcPath , Path destPath , String srcWorkspaceName , ManagerProvider srcMgrProvider , ManagerProvider destMgr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.create( Path srcPath , Path destPath , String srcWorkspaceName , ManagerProvider srcMgrProvider , ManagerProvider destMgr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